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officeooo:rsid="001eeea6" officeooo:paragraph-rsid="000a06d9" style:font-size-asian="11pt" style:font-size-complex="11pt"/>
    </style:style>
    <style:style style:name="P2" style:family="paragraph" style:parent-style-name="Standard" style:list-style-name="L1">
      <style:text-properties fo:font-size="11pt" fo:font-weight="bold" officeooo:rsid="00273284" officeooo:paragraph-rsid="000a06d9" style:font-size-asian="11pt" style:font-weight-asian="bold" style:font-size-complex="11pt" style:font-weight-complex="bold"/>
    </style:style>
    <style:style style:name="P3" style:family="paragraph" style:parent-style-name="Standard">
      <style:text-properties fo:font-size="11pt" fo:font-weight="bold" officeooo:rsid="00273284" officeooo:paragraph-rsid="000a06d9" style:font-size-asian="11pt" style:font-weight-asian="bold" style:font-size-complex="11pt" style:font-weight-complex="bold"/>
    </style:style>
    <style:style style:name="P4" style:family="paragraph" style:parent-style-name="Standard">
      <style:text-properties fo:font-size="11pt" fo:font-weight="bold" officeooo:rsid="00153abe" officeooo:paragraph-rsid="000a06d9" style:font-size-asian="11pt" style:font-weight-asian="bold" style:font-size-complex="11pt" style:font-weight-complex="bold"/>
    </style:style>
    <style:style style:name="P5" style:family="paragraph" style:parent-style-name="Standard">
      <style:text-properties fo:font-size="11pt" fo:font-weight="bold" officeooo:rsid="0001bfe4" officeooo:paragraph-rsid="000b0441" style:font-size-asian="11pt" style:font-weight-asian="bold" style:font-size-complex="11pt" style:font-weight-complex="bold"/>
    </style:style>
    <style:style style:name="P6" style:family="paragraph" style:parent-style-name="Standard">
      <style:text-properties fo:font-size="11pt" fo:font-weight="bold" officeooo:rsid="0006028a" officeooo:paragraph-rsid="000b0441" style:font-size-asian="11pt" style:font-weight-asian="bold" style:font-size-complex="11pt" style:font-weight-complex="bold"/>
    </style:style>
    <style:style style:name="P7" style:family="paragraph" style:parent-style-name="Standard">
      <style:paragraph-properties fo:text-align="start" style:justify-single-word="false"/>
      <style:text-properties fo:font-size="11pt" fo:font-weight="bold" officeooo:rsid="000b182a" officeooo:paragraph-rsid="000b182a" style:font-size-asian="11pt" style:font-weight-asian="bold" style:font-size-complex="11pt" style:font-weight-complex="bold"/>
    </style:style>
    <style:style style:name="P8" style:family="paragraph" style:parent-style-name="Standard" style:list-style-name="L1">
      <style:text-properties fo:font-size="11pt" fo:font-weight="normal" officeooo:rsid="00273284" officeooo:paragraph-rsid="000a06d9" style:font-size-asian="11pt" style:font-weight-asian="normal" style:font-size-complex="11pt" style:font-weight-complex="normal"/>
    </style:style>
    <style:style style:name="P9" style:family="paragraph" style:parent-style-name="Standard">
      <style:text-properties fo:font-size="11pt" fo:font-weight="normal" officeooo:rsid="00273284" officeooo:paragraph-rsid="000a06d9" style:font-size-asian="11pt" style:font-weight-asian="normal" style:font-size-complex="11pt" style:font-weight-complex="normal"/>
    </style:style>
    <style:style style:name="P10" style:family="paragraph" style:parent-style-name="Standard" style:list-style-name="L1">
      <style:text-properties fo:font-size="11pt" fo:font-weight="normal" officeooo:rsid="0028b87f" officeooo:paragraph-rsid="000a06d9" style:font-size-asian="11pt" style:font-weight-asian="normal" style:font-size-complex="11pt" style:font-weight-complex="normal"/>
    </style:style>
    <style:style style:name="P11" style:family="paragraph" style:parent-style-name="Standard">
      <style:text-properties fo:font-size="11pt" fo:font-weight="normal" officeooo:rsid="00153abe" officeooo:paragraph-rsid="000a06d9" style:font-size-asian="11pt" style:font-weight-asian="normal" style:font-size-complex="11pt" style:font-weight-complex="normal"/>
    </style:style>
    <style:style style:name="P12" style:family="paragraph" style:parent-style-name="Standard" style:list-style-name="L2">
      <style:paragraph-properties fo:text-align="start" style:justify-single-word="false"/>
      <style:text-properties fo:font-size="11pt" fo:font-weight="normal" officeooo:rsid="00153abe" officeooo:paragraph-rsid="000a06d9"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font-size="11pt" fo:font-weight="normal" officeooo:rsid="00153abe" officeooo:paragraph-rsid="000a06d9"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size="11pt" fo:font-weight="normal" officeooo:rsid="0003d921" officeooo:paragraph-rsid="000b0441" style:font-size-asian="11pt" style:font-weight-asian="normal" style:font-size-complex="11pt" style:font-weight-complex="normal"/>
    </style:style>
    <style:style style:name="P15" style:family="paragraph" style:parent-style-name="Standard">
      <style:text-properties fo:font-size="11pt" fo:font-weight="normal" officeooo:rsid="0003d921" officeooo:paragraph-rsid="000b0441" style:font-size-asian="11pt" style:font-weight-asian="normal" style:font-size-complex="11pt" style:font-weight-complex="normal"/>
    </style:style>
    <style:style style:name="P16" style:family="paragraph" style:parent-style-name="Standard">
      <style:text-properties fo:font-size="11pt" fo:font-weight="normal" officeooo:rsid="001ab6b9" officeooo:paragraph-rsid="000b0441" style:font-size-asian="11pt" style:font-weight-asian="normal" style:font-size-complex="11pt" style:font-weight-complex="normal"/>
    </style:style>
    <style:style style:name="P17" style:family="paragraph" style:parent-style-name="Standard" style:list-style-name="L3">
      <style:text-properties fo:font-size="11pt" fo:font-weight="normal" officeooo:rsid="0006028a" officeooo:paragraph-rsid="000b0441" style:font-size-asian="11pt" style:font-weight-asian="normal" style:font-size-complex="11pt" style:font-weight-complex="normal"/>
    </style:style>
    <style:style style:name="P18" style:family="paragraph" style:parent-style-name="Standard" style:list-style-name="L3">
      <style:text-properties fo:font-size="11pt" fo:font-weight="normal" officeooo:rsid="00071d9d" officeooo:paragraph-rsid="000b0441"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8b87f" style:font-weight-asian="normal" style:font-weight-complex="normal"/>
    </style:style>
    <style:style style:name="T3" style:family="text">
      <style:text-properties fo:font-weight="normal" officeooo:rsid="0003d921" style:font-weight-asian="normal" style:font-weight-complex="normal"/>
    </style:style>
    <style:style style:name="T4" style:family="text">
      <style:text-properties fo:font-weight="normal" officeooo:rsid="001ab6b9" style:font-weight-asian="normal" style:font-weight-complex="normal"/>
    </style:style>
    <style:style style:name="T5"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Test2cc </text:span>1. [25] Write a C function with prototype: </text:p>
      <text:p text:style-name="P1">int insrec(char *fdb1, int rnum, char *fdb2, int num, int rsz); </text:p>
      <text:p text:style-name="P1">This function will read the record num from the file fdb2 and insert it into record position rnum in file fdb1. No record should be overwritten, the new record is simply inserted into that position leaving the order of all other records, before and after, the same. <text:s/>Furthermore you may assume that the files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insrec() will return a 0 else insrec() will return -1. The function must use low-level I/O except for printing error messages and you may assume that rsz ≤ 1024.</text:p>
      <text:p text:style-name="P1"/>
      <text:p text:style-name="P3">Data Members:</text:p>
      <text:p text:style-name="P9">loop variable, two file descriptors, a buffer for a record, file fdb1 size variable</text:p>
      <text:p text:style-name="P3"/>
      <text:p text:style-name="P3">Outline:</text:p>
      <text:list xml:id="list796805342560137477" text:style-name="L1">
        <text:list-item>
          <text:p text:style-name="P8">open both files (fdb1 with O_RDWR and fdb2 with O_RDONLY)</text:p>
        </text:list-item>
        <text:list-item>
          <text:p text:style-name="P8">get size of fdb1, (lseek SEEK_END)</text:p>
        </text:list-item>
        <text:list-item>
          <text:p text:style-name="P8">make a hole in fdb1 (loop from fsize/rsz – 1 to rnum)</text:p>
          <text:list>
            <text:list-item>
              <text:p text:style-name="P2"><text:span text:style-name="T1">lseek to </text:span><text:span text:style-name="T2">(I-1)*rsz </text:span></text:p>
            </text:list-item>
            <text:list-item>
              <text:p text:style-name="P10">read record</text:p>
            </text:list-item>
            <text:list-item>
              <text:p text:style-name="P10">write record</text:p>
            </text:list-item>
          </text:list>
        </text:list-item>
        <text:list-item>
          <text:p text:style-name="P10">read record from fdb2 (lseek, read)</text:p>
        </text:list-item>
        <text:list-item>
          <text:p text:style-name="P10">write record in hole in fdb1 (lseek, write)</text:p>
        </text:list-item>
        <text:list-item>
          <text:p text:style-name="P10">close both files and return 0</text:p>
        </text:list-item>
      </text:list>
      <text:p text:style-name="P1"/>
      <text:p text:style-name="P4">Test2cc <text:span text:style-name="T1">2. [25] You are running snort on your machine but the amount of data is staggering so you want a simple program which you can run in a window that will only report probes at port 111 on your machine. This could be done with the command-line pipe: </text:span></text:p>
      <text:p text:style-name="P11">tail -f /var/portscan.log | egrep 129.115.29.203:111 </text:p>
      <text:p text:style-name="P11">but you want a single program. Write a C program which will perform this functionality.</text:p>
      <text:p text:style-name="P11"/>
      <text:p text:style-name="P4">Data Members:</text:p>
      <text:p text:style-name="P11">pipe</text:p>
      <text:p text:style-name="P4"/>
      <text:p text:style-name="P4">Outline:</text:p>
      <text:list xml:id="list1620927057731407599" text:style-name="L2">
        <text:list-item>
          <text:p text:style-name="P12">open pipe</text:p>
        </text:list-item>
        <text:list-item>
          <text:p text:style-name="P12">switch(fork()):</text:p>
          <text:list>
            <text:list-item>
              <text:p text:style-name="P12">case -1: error, exit</text:p>
            </text:list-item>
            <text:list-item>
              <text:p text:style-name="P12">case 0: child</text:p>
              <text:list>
                <text:list-item>
                  <text:p text:style-name="P12">dup the write end of pipe to stdout: dup2(fd[1], STDOUT_FILENO)</text:p>
                </text:list-item>
                <text:list-item>
                  <text:p text:style-name="P12">close unused ends of pipe, both of them</text:p>
                </text:list-item>
                <text:list-item>
                  <text:p text:style-name="P12">execlp the tail command with args “-f”, “/var/portscan.log”, and NULL</text:p>
                </text:list-item>
                <text:list-item>
                  <text:p text:style-name="P12">error catch in case exec doesn't work</text:p>
                </text:list-item>
              </text:list>
            </text:list-item>
            <text:list-item>
              <text:p text:style-name="P12">default: parent</text:p>
              <text:list>
                <text:list-item>
                  <text:p text:style-name="P12">dup the read end of pipe to stdin: dup2(fd[0], STDIN_FILENO)</text:p>
                </text:list-item>
                <text:list-item>
                  <text:p text:style-name="P12">close unused ends of pipe, both of them</text:p>
                </text:list-item>
                <text:list-item>
                  <text:p text:style-name="P12">execlp the egrep command with args “129.115.29.203:111”, NULL</text:p>
                </text:list-item>
                <text:list-item>
                  <text:p text:style-name="P12">error catch in case exec doesn't work</text:p>
                </text:list-item>
              </text:list>
            </text:list-item>
          </text:list>
        </text:list-item>
        <text:list-item>
          <text:p text:style-name="P12">return -1 because getting here would be an error</text:p>
        </text:list-item>
      </text:list>
      <text:p text:style-name="P13"/>
      <text:p text:style-name="P13"/>
      <text:p text:style-name="P13"/>
      <text:p text:style-name="P13"/>
      <text:p text:style-name="P13"/>
      <text:p text:style-name="P13"/>
      <text:p text:style-name="P13"/>
      <text:p text:style-name="P5"><text:soft-page-break/>Test2cc <text:span text:style-name="T4">3. [25] Write a C program which will fork num (where num is a command-line argument) children. Every child (but not the original parent) will write his pid to every other child (but not parent). Each child will then read every message written to him, one at a time, and then write each received pid along with his pid to the original parent using the following message structure. </text:span></text:p>
      <text:p text:style-name="P16">struct message { </text:p>
      <text:p text:style-name="P16">pid_t my_pid; </text:p>
      <text:p text:style-name="P16">pid_t received_pid; </text:p>
      <text:p text:style-name="P16">} </text:p>
      <text:p text:style-name="P16">On receipt of each message, the parent process will print to stdout a message similar to: </text:p>
      <text:p text:style-name="P16">Process 1234 has received a message from Process 4567</text:p>
      <text:p text:style-name="P6"/>
      <text:p text:style-name="P6">Data Members: </text:p>
      <text:p text:style-name="P6"><text:span text:style-name="T1">Something to hold the cmd param, </text:span><text:span text:style-name="T3">a message structure (index and pid), a loop variable, a process indx, a flag to break child out of fork loop, and a temp pid, </text:span><text:span text:style-name="T1">also n</text:span><text:span text:style-name="T3">eed an array for pipes </text:span><text:span text:style-name="T1">(but set after capture cmd param)</text:span><text:span text:style-name="T3">,</text:span></text:p>
      <text:p text:style-name="P6"/>
      <text:p text:style-name="P6">Outline:</text:p>
      <text:list xml:id="list6798573505325887812" text:style-name="L3">
        <text:list-item>
          <text:p text:style-name="P17">Check usage: argc != 2 → exit</text:p>
        </text:list-item>
        <text:list-item>
          <text:p text:style-name="P17">Get cmd param: numChild = atoi(argv[1])</text:p>
        </text:list-item>
        <text:list-item>
          <text:p text:style-name="P17">Set up array for pipes (loop 0 to numChild + 1 : pipes for kids and one parent)</text:p>
        </text:list-item>
        <text:list-item>
          <text:p text:style-name="P17">fork-loop (0 to numChild)</text:p>
          <text:list>
            <text:list-item>
              <text:p text:style-name="P17">switch fork:</text:p>
              <text:list>
                <text:list-item>
                  <text:p text:style-name="P17">-1: err exit</text:p>
                </text:list-item>
                <text:list-item>
                  <text:p text:style-name="P17">0: set idx, flag to break out of loop, and break</text:p>
                </text:list-item>
                <text:list-item>
                  <text:p text:style-name="P17">default: <text:s/>flag set to continue loop</text:p>
                </text:list-item>
              </text:list>
            </text:list-item>
            <text:list-item>
              <text:p text:style-name="P17">check flag – break if child, continue loop if parrent</text:p>
            </text:list-item>
          </text:list>
        </text:list-item>
        <text:list-item>
          <text:p text:style-name="P17">outside loop – if parent:</text:p>
          <text:list>
            <text:list-item>
              <text:p text:style-name="P17">close all pipes for children (0 to numChild)</text:p>
            </text:list-item>
            <text:list-item>
              <text:p text:style-name="P17">close write end of parent</text:p>
            </text:list-item>
            <text:list-item>
              <text:p text:style-name="P17">read messages (while(read... , don't forget to fflush</text:p>
            </text:list-item>
            <text:list-item>
              <text:p text:style-name="P17">close read end and exit</text:p>
            </text:list-item>
          </text:list>
        </text:list-item>
        <text:list-item>
          <text:p text:style-name="P17">child:</text:p>
          <text:list>
            <text:list-item>
              <text:p text:style-name="P18">close read ends of other children (loop – check index)</text:p>
            </text:list-item>
            <text:list-item>
              <text:p text:style-name="P18">getpid()</text:p>
            </text:list-item>
            <text:list-item>
              <text:p text:style-name="P18">if check pid is odd</text:p>
              <text:list>
                <text:list-item>
                  <text:p text:style-name="P18">loop – write pid to other children, don't forget to error trap</text:p>
                </text:list-item>
              </text:list>
            </text:list-item>
            <text:list-item>
              <text:p text:style-name="P18">close all write ends of all children pipes</text:p>
            </text:list-item>
            <text:list-item>
              <text:p text:style-name="P18">child then reads messages sent (while(read..., and writes to parent (error trap)</text:p>
            </text:list-item>
            <text:list-item>
              <text:p text:style-name="P18">outside while, close parents write end, close child read end, and exit</text:p>
            </text:list-item>
          </text:list>
        </text:list-item>
      </text:list>
      <text:p text:style-name="P15"/>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text:soft-page-break/>Test2cc <text:span text:style-name="T1">4. [25] Write a function with prototype</text:span></text:p>
      <text:p text:style-name="P7"><text:span text:style-name="T1">int pd2open(char *prog, char *argv[], int *fdread, int *fdwrite);</text:span></text:p>
      <text:p text:style-name="P7"><text:span text:style-name="T1">which will fork and exec the program with name, prog, and with the given argv array. Stdin and stdout of prog should be hooked to pipes with fdwrite being set to the write end of the stdin pipe and fdread being set to the read end of the stdout pipe. The function should return -1 on error and 0 otherwise. Basically the main program wants to execute prog and write data to prog (via fdwrite) and read the output from prog from the variable fdread. In particular pd2open returns two file</text:span></text:p>
      <text:p text:style-name="P7"><text:span text:style-name="T1">descriptors by putting them in the variables whose addresses are passed to the 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3:55:52.903571992</meta:creation-date>
    <dc:date>2016-05-08T14:01:25.052474289</dc:date>
    <meta:editing-duration>PT2M4S</meta:editing-duration>
    <meta:editing-cycles>3</meta:editing-cycles>
    <meta:generator>LibreOffice/4.2.8.2$Linux_X86_64 LibreOffice_project/420m0$Build-2</meta:generator>
    <meta:document-statistic meta:table-count="0" meta:image-count="0" meta:object-count="0" meta:page-count="3" meta:paragraph-count="71" meta:word-count="882" meta:character-count="4772" meta:non-whitespace-character-count="3979"/>
  </office:meta>
</office:document-meta>
</file>